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Helvetica Neue" svg:font-family="'Helvetica Neue', 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191919" style:font-name="Calibri" fo:font-size="10.5pt" fo:letter-spacing="normal" fo:font-style="normal" fo:font-weight="normal" fo:background-color="transparent" style:font-size-asian="10.5pt" style:font-size-complex="10.5pt"/>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Text_20_body">
      <style:paragraph-properties fo:margin-left="0cm" fo:margin-right="0cm" fo:margin-top="0cm" fo:margin-bottom="0cm" fo:text-indent="0cm" style:auto-text-indent="false"/>
      <style:text-properties fo:background-color="#ffc000"/>
    </style:style>
    <style:style style:name="P4" style:family="paragraph" style:parent-style-name="Text_20_body">
      <style:paragraph-properties fo:margin-left="0cm" fo:margin-right="0cm" fo:margin-top="0cm" fo:margin-bottom="0cm" fo:text-indent="0cm" style:auto-text-indent="false"/>
      <style:text-properties fo:font-weight="bold" fo:background-color="#00ffff"/>
    </style:style>
    <style:style style:name="P5" style:family="paragraph" style:parent-style-name="Text_20_body">
      <style:paragraph-properties fo:margin-left="0cm" fo:margin-right="0cm" fo:margin-top="0cm" fo:margin-bottom="0cm" fo:text-indent="0cm" style:auto-text-indent="false"/>
      <style:text-properties fo:font-weight="bold" fo:background-color="#66ffff"/>
    </style:style>
    <style:style style:name="P6" style:family="paragraph" style:parent-style-name="Text_20_body">
      <style:paragraph-properties fo:margin-left="0cm" fo:margin-right="0cm" fo:margin-top="0cm" fo:margin-bottom="0cm" style:line-height-at-least="0.609cm" fo:text-indent="0cm" style:auto-text-indent="false" fo:padding="0cm" fo:border="none"/>
      <style:text-properties fo:font-variant="normal" fo:text-transform="none" fo:color="#191919" style:font-name="Calibri" fo:font-size="10.5pt" fo:letter-spacing="normal" fo:font-style="normal" fo:font-weight="normal" fo:background-color="transparent" style:font-size-asian="10.5pt" style:font-size-complex="10.5pt"/>
    </style:style>
    <style:style style:name="P7"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191919" style:font-name="Calibri" fo:font-size="10.5pt" fo:letter-spacing="normal" fo:font-style="normal" fo:font-weight="normal" fo:background-color="transparent" style:font-size-asian="10.5pt" style:font-size-complex="10.5pt"/>
    </style:style>
    <style:style style:name="P8" style:family="paragraph" style:parent-style-name="Text_20_body">
      <style:paragraph-properties fo:margin-left="0cm" fo:margin-right="0cm" fo:margin-top="0cm" fo:margin-bottom="0cm" fo:line-height="100%" fo:text-indent="0cm" style:auto-text-indent="false" fo:padding="0cm" fo:border="none"/>
    </style:style>
    <style:style style:name="P9" style:family="paragraph" style:parent-style-name="Text_20_body" style:list-style-name="L3">
      <style:paragraph-properties fo:margin-left="0cm" fo:margin-right="0cm" fo:margin-top="0cm" fo:margin-bottom="0cm" fo:line-height="100%" fo:text-indent="0cm" style:auto-text-indent="false" fo:padding="0cm" fo:border="none"/>
    </style:style>
    <style:style style:name="P10" style:family="paragraph" style:parent-style-name="Text_20_body">
      <style:paragraph-properties fo:margin-top="0cm" fo:margin-bottom="0.212cm"/>
    </style:style>
    <style:style style:name="P11" style:family="paragraph" style:parent-style-name="Text_20_body">
      <style:paragraph-properties fo:margin-top="0cm" fo:margin-bottom="0.212cm"/>
      <style:text-properties style:font-name="Calibri" fo:font-size="10.5pt" fo:font-weight="normal" style:font-size-asian="10.5pt" style:font-weight-asian="normal" style:font-size-complex="10.5pt" style:font-weight-complex="normal"/>
    </style:style>
    <style:style style:name="P12" style:family="paragraph" style:parent-style-name="Standard">
      <style:text-properties fo:background-color="#ffcc00"/>
    </style:style>
    <style:style style:name="P13" style:family="paragraph" style:parent-style-name="Standard">
      <style:text-properties style:font-name="Calibri" fo:font-size="10.5pt" fo:background-color="transparent" style:font-size-asian="10.5pt" style:font-size-complex="10.5pt"/>
    </style:style>
    <style:style style:name="P14" style:family="paragraph" style:parent-style-name="Standard">
      <style:paragraph-properties fo:margin-top="0cm" fo:margin-bottom="0cm" fo:line-height="100%"/>
      <style:text-properties fo:background-color="#ffcc00"/>
    </style:style>
    <style:style style:name="P15" style:family="paragraph" style:parent-style-name="Heading_20_3">
      <style:paragraph-properties fo:margin-left="0cm" fo:margin-right="0cm" fo:margin-top="0cm" fo:margin-bottom="0cm" fo:line-height="100%" fo:text-indent="0cm" style:auto-text-indent="false" fo:padding="0cm" fo:border="none"/>
      <style:text-properties style:font-name="Calibri" fo:font-size="10.5pt" fo:font-weight="bold" fo:background-color="#66ffff" style:font-size-asian="10.5pt" style:font-size-complex="10.5pt"/>
    </style:style>
    <style:style style:name="T1" style:family="text">
      <style:text-properties fo:color="#000000" style:font-name="Calibri" fo:font-size="10.5pt" fo:font-style="italic" style:text-underline-style="none" fo:font-weight="bold" fo:background-color="#ffffff" style:font-size-asian="10.5pt" style:font-size-complex="10.5pt"/>
    </style:style>
    <style:style style:name="T2" style:family="text">
      <style:text-properties fo:color="#000000" style:font-name="Calibri" fo:font-size="10.5pt" style:text-underline-style="none" fo:background-color="#ffffff" style:font-size-asian="10.5pt" style:font-size-complex="10.5pt"/>
    </style:style>
    <style:style style:name="T3" style:family="text">
      <style:text-properties fo:color="#000000" style:font-name="Calibri" fo:font-size="10.5pt" fo:font-weight="normal" fo:background-color="#ffffff" style:font-size-asian="10.5pt" style:font-weight-asian="normal" style:font-size-complex="10.5pt" style:font-weight-complex="normal"/>
    </style:style>
    <style:style style:name="T4" style:family="text">
      <style:text-properties fo:color="#000000" fo:background-color="#ffffff"/>
    </style:style>
    <style:style style:name="T5" style:family="text">
      <style:text-properties fo:font-variant="normal" fo:text-transform="none" fo:color="#000000" style:font-name="Calibri" fo:font-size="10.5pt" fo:letter-spacing="normal" fo:font-style="normal" fo:font-weight="normal" fo:background-color="transparent"/>
    </style:style>
    <style:style style:name="T6" style:family="text">
      <style:text-properties fo:font-variant="normal" fo:text-transform="none" fo:color="#000000" style:font-name="Calibri" fo:font-size="10.5pt" fo:letter-spacing="normal" fo:font-style="normal" fo:font-weight="normal" fo:background-color="transparent" style:font-size-asian="10.5pt" style:font-size-complex="10.5pt"/>
    </style:style>
    <style:style style:name="T7" style:family="text">
      <style:text-properties fo:font-variant="normal" fo:text-transform="none" fo:color="#000000" style:font-name="Calibri" fo:font-size="10.5pt" fo:letter-spacing="normal" fo:background-color="transparent" style:font-size-asian="10.5pt" style:font-size-complex="10.5pt"/>
    </style:style>
    <style:style style:name="T8" style:family="text">
      <style:text-properties fo:font-variant="normal" fo:text-transform="none" fo:color="#000000" style:font-name="Calibri" fo:letter-spacing="normal" fo:background-color="transparent"/>
    </style:style>
    <style:style style:name="T9" style:family="text">
      <style:text-properties fo:font-variant="normal" fo:text-transform="none" fo:color="#000000" style:font-name="Calibri" fo:letter-spacing="normal" fo:font-style="normal" fo:font-weight="normal" fo:background-color="transparent"/>
    </style:style>
    <style:style style:name="T10" style:family="text">
      <style:text-properties fo:font-variant="normal" fo:text-transform="none" fo:color="#000000" style:text-line-through-style="none" style:font-name="Calibri" fo:font-size="10.5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Calibri" fo:font-size="10.5pt" fo:letter-spacing="normal" fo:font-style="normal" style:text-underline-style="none" fo:font-weight="normal" style:text-blinking="false" fo:background-color="transparent" style:font-size-asian="10.5pt" style:font-size-complex="10.5pt"/>
    </style:style>
    <style:style style:name="T12" style:family="text">
      <style:text-properties fo:font-variant="normal" fo:text-transform="none" fo:color="#000000" style:text-line-through-style="none" style:font-name="Calibri" fo:font-size="9pt" fo:letter-spacing="normal"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Calibri" fo:letter-spacing="normal" fo:font-style="normal" style:text-underline-style="none" fo:font-weight="normal" style:text-blinking="false" fo:background-color="transparent"/>
    </style:style>
    <style:style style:name="T14" style:family="text">
      <style:text-properties fo:font-variant="normal" fo:text-transform="none" fo:color="#000000" style:text-line-through-style="none" fo:font-size="10.5pt" fo:letter-spacing="normal"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ize="9pt" fo:letter-spacing="normal" fo:font-style="normal" style:text-underline-style="none" fo:font-weight="normal" style:text-blinking="false" fo:background-color="transparent"/>
    </style:style>
    <style:style style:name="T16" style:family="text">
      <style:text-properties fo:font-variant="normal" fo:text-transform="none" fo:color="#000000" fo:font-size="10.5pt" fo:letter-spacing="normal" fo:font-style="normal" fo:font-weight="normal" fo:background-color="transparent"/>
    </style:style>
    <style:style style:name="T17" style:family="text">
      <style:text-properties fo:font-variant="normal" fo:text-transform="none" fo:color="#000000" fo:letter-spacing="normal" fo:background-color="transparent"/>
    </style:style>
    <style:style style:name="T18" style:family="text">
      <style:text-properties fo:font-variant="normal" fo:text-transform="none" fo:color="#191919" style:font-name="Helvetica Neue" fo:font-size="12pt" fo:letter-spacing="normal" fo:font-style="normal" fo:font-weight="normal"/>
    </style:style>
    <style:style style:name="T19" style:family="text">
      <style:text-properties fo:font-variant="normal" fo:text-transform="none" fo:color="#191919" style:font-name="Helvetica Neue" fo:font-size="13.5pt" fo:letter-spacing="normal" fo:font-style="normal" fo:font-weight="bold"/>
    </style:style>
    <style:style style:name="T20" style:family="text">
      <style:text-properties fo:font-variant="normal" fo:text-transform="none" fo:color="#191919" style:font-name="Helvetica Neue" fo:font-size="13.5pt" fo:letter-spacing="normal" fo:font-style="normal" fo:font-weight="normal"/>
    </style:style>
    <style:style style:name="T21" style:family="text">
      <style:text-properties fo:font-variant="normal" fo:text-transform="none" fo:color="#191919" fo:font-size="12pt" fo:letter-spacing="normal" fo:font-style="normal" fo:font-weight="normal"/>
    </style:style>
    <style:style style:name="T22" style:family="text">
      <style:text-properties fo:font-variant="normal" fo:text-transform="none" fo:color="#191919" fo:font-size="13.5pt" fo:letter-spacing="normal" fo:font-style="normal" fo:font-weight="bold"/>
    </style:style>
    <style:style style:name="T23" style:family="text">
      <style:text-properties fo:font-variant="normal" fo:text-transform="none" fo:color="#191919" fo:font-size="13.5pt" fo:letter-spacing="normal" fo:font-style="normal" fo:font-weight="normal"/>
    </style:style>
    <style:style style:name="T24" style:family="text">
      <style:text-properties fo:font-variant="normal" fo:text-transform="none" fo:color="#191919" style:font-name="Calibri" fo:font-size="12pt" fo:letter-spacing="normal" fo:font-style="normal" fo:font-weight="normal"/>
    </style:style>
    <style:style style:name="T25" style:family="text">
      <style:text-properties fo:font-variant="normal" fo:text-transform="none" fo:color="#191919" style:font-name="Calibri" fo:font-size="13.5pt" fo:letter-spacing="normal" fo:font-style="normal" fo:font-weight="bold"/>
    </style:style>
    <style:style style:name="T26" style:family="text">
      <style:text-properties fo:font-variant="normal" fo:text-transform="none" fo:color="#191919" style:font-name="Calibri" fo:font-size="13.5pt" fo:letter-spacing="normal" fo:font-style="normal" fo:font-weight="normal"/>
    </style:style>
    <style:style style:name="T27" style:family="text">
      <style:text-properties fo:font-variant="normal" fo:text-transform="none" fo:color="#191919" style:font-name="Calibri" fo:letter-spacing="normal" fo:font-style="normal" fo:font-weight="normal"/>
    </style:style>
    <style:style style:name="T28" style:family="text">
      <style:text-properties fo:font-variant="normal" fo:text-transform="none" fo:color="#191919" style:font-name="Calibri" fo:letter-spacing="normal" fo:font-style="normal" fo:font-weight="bold"/>
    </style:style>
    <style:style style:name="T29" style:family="text">
      <style:text-properties fo:font-variant="normal" fo:text-transform="none" fo:color="#191919" style:font-name="Calibri" fo:font-size="10.5pt" fo:letter-spacing="normal" fo:font-style="normal" fo:font-weight="normal" style:font-size-asian="10.5pt" style:font-size-complex="10.5pt"/>
    </style:style>
    <style:style style:name="T30" style:family="text">
      <style:text-properties fo:font-variant="normal" fo:text-transform="none" fo:color="#191919" style:font-name="Calibri" fo:font-size="10.5pt" fo:letter-spacing="normal" fo:font-style="normal" fo:font-weight="normal" fo:background-color="#ffcc00" style:font-size-asian="10.5pt" style:font-size-complex="10.5pt"/>
    </style:style>
    <style:style style:name="T31" style:family="text">
      <style:text-properties fo:font-variant="normal" fo:text-transform="none" fo:color="#191919" style:font-name="Calibri" fo:font-size="10.5pt" fo:letter-spacing="normal" fo:font-style="normal" fo:font-weight="normal" fo:background-color="transparent" style:font-size-asian="10.5pt" style:font-size-complex="10.5pt"/>
    </style:style>
    <style:style style:name="T32" style:family="text">
      <style:text-properties fo:font-variant="normal" fo:text-transform="none" fo:color="#191919" style:font-name="Calibri" fo:font-size="10.5pt" fo:letter-spacing="normal" fo:font-style="normal" fo:font-weight="bold" style:font-size-asian="10.5pt" style:font-size-complex="10.5pt"/>
    </style:style>
    <style:style style:name="T33" style:family="text">
      <style:text-properties fo:font-variant="normal" fo:text-transform="none" fo:color="#191919" style:font-name="Calibri" fo:font-size="10.5pt" fo:letter-spacing="normal" fo:font-style="normal" fo:font-weight="bold" fo:background-color="#ffcc00" style:font-size-asian="10.5pt" style:font-size-complex="10.5pt"/>
    </style:style>
    <style:style style:name="T34" style:family="text">
      <style:text-properties fo:font-variant="normal" fo:text-transform="none" fo:color="#191919" style:font-name="Calibri" fo:font-size="10.5pt" fo:letter-spacing="normal" fo:font-style="normal" fo:font-weight="bold" fo:background-color="transparent" style:font-size-asian="10.5pt" style:font-size-complex="10.5pt"/>
    </style:style>
    <style:style style:name="T35" style:family="text">
      <style:text-properties fo:font-variant="normal" fo:text-transform="none" fo:color="#0099cc" style:font-name="Helvetica Neue" fo:font-size="12pt" fo:letter-spacing="normal" fo:font-style="normal" style:text-underline-style="solid" style:text-underline-width="auto" style:text-underline-color="font-color" fo:font-weight="normal"/>
    </style:style>
    <style:style style:name="T36" style:family="text">
      <style:text-properties fo:font-variant="normal" fo:text-transform="none" fo:color="#0099cc" fo:font-size="12pt" fo:letter-spacing="normal" fo:font-style="normal" style:text-underline-style="solid" style:text-underline-width="auto" style:text-underline-color="font-color" fo:font-weight="normal"/>
    </style:style>
    <style:style style:name="T37" style:family="text">
      <style:text-properties fo:font-variant="normal" fo:text-transform="none" fo:color="#0099cc" style:font-name="Calibri" fo:font-size="12pt" fo:letter-spacing="normal" fo:font-style="normal" style:text-underline-style="solid" style:text-underline-width="auto" style:text-underline-color="font-color" fo:font-weight="normal"/>
    </style:style>
    <style:style style:name="T38" style:family="text">
      <style:text-properties fo:font-variant="normal" fo:text-transform="none" fo:color="#0099cc" style:font-name="Calibri" fo:letter-spacing="normal" fo:font-style="normal" style:text-underline-style="solid" style:text-underline-width="auto" style:text-underline-color="font-color" fo:font-weight="normal"/>
    </style:style>
    <style:style style:name="T39" style:family="text">
      <style:text-properties fo:font-variant="normal" fo:text-transform="none" fo:color="#0099cc" style:font-name="Calibri" fo:font-size="10.5pt" fo:letter-spacing="normal" fo:font-style="normal" style:text-underline-style="solid" style:text-underline-width="auto" style:text-underline-color="font-color" fo:font-weight="normal" style:font-size-asian="10.5pt" style:font-size-complex="10.5pt"/>
    </style:style>
    <style:style style:name="T40" style:family="text">
      <style:text-properties fo:font-variant="normal" fo:text-transform="none" fo:color="#0099cc" style:font-name="Calibri" fo:font-size="10.5pt" fo:letter-spacing="normal" fo:font-style="normal" style:text-underline-style="solid" style:text-underline-width="auto" style:text-underline-color="font-color" fo:font-weight="normal" fo:background-color="#ffcc00" style:font-size-asian="10.5pt" style:font-size-complex="10.5pt"/>
    </style:style>
    <style:style style:name="T41" style:family="text">
      <style:text-properties fo:font-variant="normal" fo:text-transform="none" fo:color="#0099cc" style:font-name="Calibri" fo:font-size="10.5pt" fo:letter-spacing="normal" fo:font-style="normal" style:text-underline-style="solid" style:text-underline-width="auto" style:text-underline-color="font-color" fo:font-weight="normal" fo:background-color="transparent" style:font-size-asian="10.5pt" style:font-size-complex="10.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ARKWATER</text:p>
      <text:p text:style-name="P2"><text:span text:style-name="T1">Sharkwater</text:span><text:span text:style-name="T2"> is a 2006 Canadian documentary film written and directed by </text:span><text:a xlink:type="simple" xlink:href="http://en.wikipedia.org/wiki/Rob_Stewart_(filmmaker)" text:style-name="Internet_20_link" text:visited-style-name="Visited_20_Internet_20_Link">Rob Stewart</text:a><text:span text:style-name="T2">, who also narrates it. In the film, Stewart seeks to deflate current attitudes about </text:span><text:a xlink:type="simple" xlink:href="http://en.wikipedia.org/wiki/Shark" text:style-name="Internet_20_link" text:visited-style-name="Visited_20_Internet_20_Link">sharks</text:a><text:span text:style-name="T2">, and exposes how the voracious shark-hunting industry is driving them to </text:span><text:a xlink:type="simple" xlink:href="http://en.wikipedia.org/wiki/Extinction" text:style-name="Internet_20_link" text:visited-style-name="Visited_20_Internet_20_Link">extinction</text:a><text:span text:style-name="T2">. Sharkwater explores the densest shark populations in the world, </text:span><text:a xlink:type="simple" xlink:href="http://en.wikipedia.org/wiki/Shark_fin_trading_in_Costa_Rica" text:style-name="Internet_20_link" text:visited-style-name="Visited_20_Internet_20_Link">exposing the exploitation and corruption of the shark-hunting industry</text:a><text:span text:style-name="T2"> in the marine reserves of </text:span><text:a xlink:type="simple" xlink:href="http://en.wikipedia.org/wiki/Cocos_Island" text:style-name="Internet_20_link" text:visited-style-name="Visited_20_Internet_20_Link">Cocos Island</text:a><text:span text:style-name="T2">, </text:span><text:a xlink:type="simple" xlink:href="http://en.wikipedia.org/wiki/Costa_Rica" text:style-name="Internet_20_link" text:visited-style-name="Visited_20_Internet_20_Link">Costa Rica</text:a><text:span text:style-name="T2"> and the </text:span><text:a xlink:type="simple" xlink:href="http://en.wikipedia.org/wiki/Galapagos_Islands" text:style-name="Internet_20_link" text:visited-style-name="Visited_20_Internet_20_Link">Galapagos Islands</text:a><text:span text:style-name="T2">, </text:span><text:a xlink:type="simple" xlink:href="http://en.wikipedia.org/wiki/Ecuador" text:style-name="Internet_20_link" text:visited-style-name="Visited_20_Internet_20_Link">Ecuador</text:a><text:span text:style-name="T2">.</text:span></text:p>
      <text:p text:style-name="P2"><text:span text:style-name="T2">Stewart travels with </text:span><text:a xlink:type="simple" xlink:href="http://en.wikipedia.org/wiki/Paul_Watson" text:style-name="Internet_20_link" text:visited-style-name="Visited_20_Internet_20_Link">Paul Watson</text:a><text:span text:style-name="T2"> and his </text:span><text:a xlink:type="simple" xlink:href="http://en.wikipedia.org/wiki/Sea_Shepherd_Conservation_Society" text:style-name="Internet_20_link" text:visited-style-name="Visited_20_Internet_20_Link">Sea Shepherd Conservation Society</text:a><text:span text:style-name="T2"> ship as they confront shark poachers in </text:span><text:a xlink:type="simple" xlink:href="http://en.wikipedia.org/wiki/Guatemala" text:style-name="Internet_20_link" text:visited-style-name="Visited_20_Internet_20_Link">Guatemala</text:a><text:span text:style-name="T2"> and Costa Rica. Among the group's experiences are boat chases with poachers and police, boat ramming, hidden camera footage of massive </text:span><text:a xlink:type="simple" xlink:href="http://en.wikipedia.org/wiki/Shark_finning" text:style-name="Internet_20_link" text:visited-style-name="Visited_20_Internet_20_Link">shark finning</text:a><text:span text:style-name="T2"> facilities, corrupt court systems and eventually attempted murder charges which force Stewart and Watson to flee from the police. Stewart explores how the increasing demand for </text:span><text:a xlink:type="simple" xlink:href="http://en.wikipedia.org/wiki/Shark-fin_soup" text:style-name="Internet_20_link" text:visited-style-name="Visited_20_Internet_20_Link">shark-fin soup</text:a><text:span text:style-name="T2"> in Asia is fueling an illegal trade in sharks. His expedition is cut short, however, when he is diagnosed with</text:span><text:a xlink:type="simple" xlink:href="http://en.wikipedia.org/wiki/Necrotizing_fasciitis" text:style-name="Internet_20_link" text:visited-style-name="Visited_20_Internet_20_Link">necrotizing fasciitis</text:a><text:span text:style-name="T2"> (from which he recovers).</text:span></text:p>
      <text:p text:style-name="P2"><text:span text:style-name="T2">Stewart discovers that sharks have gone from predator to prey, and how despite surviving the Earth's history of mass extinctions, as well as being a predator that prevents the overconsumption of </text:span><text:a xlink:type="simple" xlink:href="http://en.wikipedia.org/wiki/Plankton" text:style-name="Internet_20_link" text:visited-style-name="Visited_20_Internet_20_Link">plankton</text:a><text:span text:style-name="T2"> by other fish, moderating </text:span><text:a xlink:type="simple" xlink:href="http://en.wikipedia.org/wiki/Global_warming" text:style-name="Internet_20_link" text:visited-style-name="Visited_20_Internet_20_Link">global warming</text:a><text:span text:style-name="T2">, they could easily be wiped out within a few years.</text:span></text:p>
      <text:p text:style-name="P2"> </text:p>
      <text:p text:style-name="P4">What is Shark Finning?</text:p>
      <text:p text:style-name="P11"><text:span text:style-name="T4">Shark finning refers to the removal and retention of shark fins and the discard at sea of the carcass. The shark is most often still alive when it is tossed back into the water. Unable to swim, the shark slowly sinks toward the bottom where it is eaten alive by other fish.Any shark is taken-regardless of age, size, or species.</text:span> </text:p>
      <text:p text:style-name="P11"><text:span text:style-name="T4">Longlines, used in shark finning operations, are the most significant cause of losses in shark populations worldwide.Shark finning has increased over the past decade due to the increasing demand for shark fins (for shark fin soup and traditional cures), improved fishing technology, and improved market economics.</text:span> </text:p>
      <text:p text:style-name="P10"><text:span text:style-name="T3">Shark specialists estimate that 100 million sharks are killed for their fins, annually.One pound of dried shark fin can retail for $300 or more. It's a multi-billion dollar industry.</text:span> </text:p>
      <text:p text:style-name="P5">Impacts of Shark Finning</text:p>
      <text:p text:style-name="P11"><text:span text:style-name="T4">Loss and devastation of shark populations around the world. Experts estimate that within a decade, most species of sharks will be lost because of longlining.The massive quantity of sharks harvested and lack of selection deplete shark populations faster than their reproductive abilities can replenish populations.</text:span> </text:p>
      <text:p text:style-name="P11"><text:span text:style-name="T4">Threatens the stability of marine ecosystems.</text:span> </text:p>
      <text:p text:style-name="P10"><text:span text:style-name="T3">Local waters are invaded by large industrial, foreign fishing vessels that threaten traditional sustainable fisheries.Threatens socio-economically important recreational fisheries.</text:span> </text:p>
      <text:p text:style-name="P12"/>
      <text:p text:style-name="P12">PLANET EARTH – GREAT PLAINS</text:p>
      <text:p text:style-name="P13">Serie of 11 episode. 2006, by David Attenborrough</text:p>
      <text:p text:style-name="P12"><text:span text:style-name="T6">This episode deals with </text:span><text:a xlink:type="simple" xlink:href="http://en.wikipedia.org/wiki/Savanna" text:style-name="Internet_20_link" text:visited-style-name="Visited_20_Internet_20_Link"><text:span text:style-name="T11">savanna</text:span></text:a><text:span text:style-name="T6">, </text:span><text:a xlink:type="simple" xlink:href="http://en.wikipedia.org/wiki/Steppe" text:style-name="Internet_20_link" text:visited-style-name="Visited_20_Internet_20_Link"><text:span text:style-name="T11">steppe</text:span></text:a><text:span text:style-name="T6">, </text:span><text:a xlink:type="simple" xlink:href="http://en.wikipedia.org/wiki/Tundra" text:style-name="Internet_20_link" text:visited-style-name="Visited_20_Internet_20_Link"><text:span text:style-name="T11">tundra</text:span></text:a><text:span text:style-name="T6">, </text:span><text:a xlink:type="simple" xlink:href="http://en.wikipedia.org/wiki/Prairie" text:style-name="Internet_20_link" text:visited-style-name="Visited_20_Internet_20_Link"><text:span text:style-name="T11">prairie</text:span></text:a><text:span text:style-name="T6">, and looks at the importance and resilience of </text:span><text:a xlink:type="simple" xlink:href="http://en.wikipedia.org/wiki/Grass" text:style-name="Internet_20_link" text:visited-style-name="Visited_20_Internet_20_Link"><text:span text:style-name="T11">grasses</text:span></text:a><text:span text:style-name="T7"> </text:span><text:span text:style-name="T6">in such treeless ecosystems. Their vast expanses contain the largest concentration of animal life.</text:span><text:bookmark text:name="cite_ref-18"/><text:a xlink:type="simple" xlink:href="http://en.wikipedia.org/wiki/Planet_Earth_%28TV_series%29#cite_note-18" text:style-name="Internet_20_link" text:visited-style-name="Visited_20_Internet_20_Link"><text:span text:style-name="T11">[18]</text:span></text:a><text:span text:style-name="T7"> </text:span><text:span text:style-name="T6">In </text:span><text:a xlink:type="simple" xlink:href="http://en.wikipedia.org/wiki/Outer_Mongolia" text:style-name="Internet_20_link" text:visited-style-name="Visited_20_Internet_20_Link"><text:span text:style-name="T11">Outer Mongolia</text:span></text:a><text:span text:style-name="T6">, a herd of </text:span><text:a xlink:type="simple" xlink:href="http://en.wikipedia.org/wiki/Mongolian_gazelle" text:style-name="Internet_20_link" text:visited-style-name="Visited_20_Internet_20_Link"><text:span text:style-name="T11">Mongolian gazelle</text:span></text:a><text:span text:style-name="T7"> </text:span><text:span text:style-name="T6">flee a </text:span><text:a xlink:type="simple" xlink:href="http://en.wikipedia.org/wiki/Wildfire" text:style-name="Internet_20_link" text:visited-style-name="Visited_20_Internet_20_Link"><text:span text:style-name="T11">bush fire</text:span></text:a><text:span text:style-name="T6">and is forced to find new grazing, but grass self-repairs rapidly and soon reappears. On the Arctic tundra during spring, millions of</text:span><text:a xlink:type="simple" xlink:href="http://en.wikipedia.org/wiki/Bird_migration" text:style-name="Internet_20_link" text:visited-style-name="Visited_20_Internet_20_Link"><text:span text:style-name="T11">migratory</text:span></text:a><text:span text:style-name="T7"> </text:span><text:a xlink:type="simple" xlink:href="http://en.wikipedia.org/wiki/Snow_Goose" text:style-name="Internet_20_link" text:visited-style-name="Visited_20_Internet_20_Link"><text:span text:style-name="T11">snow geese</text:span></text:a><text:span text:style-name="T7"> </text:span><text:span text:style-name="T6">arrive to breed and their young are preyed on by Arctic foxes. Meanwhile, </text:span><text:a xlink:type="simple" xlink:href="http://en.wikipedia.org/wiki/Time-lapse_photography" text:style-name="Internet_20_link" text:visited-style-name="Visited_20_Internet_20_Link"><text:span text:style-name="T11">time-lapse photography</text:span></text:a><text:span text:style-name="T7"> </text:span><text:span text:style-name="T6">depicts moving herds of caribou as a calf is brought down by a chasing wolf. On the </text:span><text:a xlink:type="simple" xlink:href="http://en.wikipedia.org/wiki/North_America" text:style-name="Internet_20_link" text:visited-style-name="Visited_20_Internet_20_Link"><text:span text:style-name="T11">North American</text:span></text:a><text:span text:style-name="T7"> </text:span><text:span text:style-name="T6">prairie, </text:span><text:a xlink:type="simple" xlink:href="http://en.wikipedia.org/wiki/American_Bison" text:style-name="Internet_20_link" text:visited-style-name="Visited_20_Internet_20_Link"><text:span text:style-name="T11">bison</text:span></text:a><text:span text:style-name="T7"> </text:span><text:span text:style-name="T6">engage in the ritual to establish the dominant males. The </text:span><text:a xlink:type="simple" xlink:href="http://en.wikipedia.org/wiki/Tibetan_Plateau" text:style-name="Internet_20_link" text:visited-style-name="Visited_20_Internet_20_Link"><text:span text:style-name="T11">Tibetan Plateau</text:span></text:a><text:span text:style-name="T7"> </text:span><text:span text:style-name="T6">is the highest of the plains and despite its relative lack of grass, animals do survive there, including</text:span><text:a xlink:type="simple" xlink:href="http://en.wikipedia.org/wiki/Yak" text:style-name="Internet_20_link" text:visited-style-name="Visited_20_Internet_20_Link"><text:span text:style-name="T11">yak</text:span></text:a><text:span text:style-name="T7"> </text:span><text:span text:style-name="T6">and </text:span><text:a xlink:type="simple" xlink:href="http://en.wikipedia.org/wiki/Kiang" text:style-name="Internet_20_link" text:visited-style-name="Visited_20_Internet_20_Link"><text:span text:style-name="T11">wild ass</text:span></text:a><text:span text:style-name="T6">. However, the area's most numerous resident is the </text:span><text:a xlink:type="simple" xlink:href="http://en.wikipedia.org/wiki/Pika" text:style-name="Internet_20_link" text:visited-style-name="Visited_20_Internet_20_Link"><text:span text:style-name="T11">pika</text:span></text:a><text:span text:style-name="T6">, whose nemesis is the </text:span><text:a xlink:type="simple" xlink:href="http://en.wikipedia.org/wiki/Tibetan_fox" text:style-name="Internet_20_link" text:visited-style-name="Visited_20_Internet_20_Link"><text:span text:style-name="T11">Tibetan fox</text:span></text:a><text:span text:style-name="T6">. In tropical India, the tall grasses hide some of the largest creatures and also the smallest, such as the </text:span><text:a xlink:type="simple" xlink:href="http://en.wikipedia.org/wiki/Pygmy_hog" text:style-name="Internet_20_link" text:visited-style-name="Visited_20_Internet_20_Link"><text:span text:style-name="T11">pygmy hog</text:span></text:a><text:span text:style-name="T6">. The final sequence depicts </text:span><text:a xlink:type="simple" xlink:href="http://en.wikipedia.org/wiki/African_bush_elephant" text:style-name="Internet_20_link" text:visited-style-name="Visited_20_Internet_20_Link"><text:span text:style-name="T11">African bush elephants</text:span></text:a><text:span text:style-name="T7"> </text:span><text:span text:style-name="T6">that are forced to share a waterhole with a pride of thirty lions. The insufficient water makes it an uneasy alliance and the latter gain the upper hand during the night when their hunger drives them to hunt and eventually kill one of the pachyderms. </text:span></text:p>
      <text:p text:style-name="P12"/>
      <text:p text:style-name="P12">TRHEATS TO ANIMALS + HUMANS ACTIONS</text:p>
      <text:p text:style-name="P1">threats challenge their ability to survive and reproduce. If a species is unable to successfully cope with these threats through adaptation, they may face extinction.</text:p>
      <text:p text:style-name="P7"><text:soft-page-break/>A constantly changing physical environment requires organisms to adapt to new temperatures, climates, and atmospheric conditions. Living things must also deal with unexpected events.</text:p>
      <text:p text:style-name="P7">Species are further challenged to adapt to one another to deal with competition, predation, parasitism, disease.</text:p>
      <text:p text:style-name="P8"><text:span text:style-name="T31">In recent evolutionary history, threats facing many organisms have been driven primarily by the effects of a single species: humans.</text:span></text:p>
      <text:p text:style-name="P8"><text:span text:style-name="T31"/></text:p>
      <text:h text:style-name="P15" text:outline-level="3">The Types of Man-Made Threats</text:h>
      <text:list xml:id="list2968709941335774409" text:style-name="L3">
        <text:list-item>
          <text:p text:style-name="P9"><text:span text:style-name="Strong_20_Emphasis"><text:span text:style-name="T34">Habitat Destruction &amp; Fragmentation</text:span></text:span><text:span text:style-name="T31"> - The destruction, development of towns and cities.</text:span></text:p>
        </text:list-item>
        <text:list-item>
          <text:p text:style-name="P9"><text:span text:style-name="Strong_20_Emphasis"><text:span text:style-name="T34">Climage Change</text:span></text:span><text:span text:style-name="T31"> - Human activities </text:span></text:p>
        </text:list-item>
        <text:list-item>
          <text:p text:style-name="P9"><text:span text:style-name="Strong_20_Emphasis"><text:span text:style-name="T34">Introduction of Exotic Species</text:span></text:span><text:span text:style-name="T31"> - Accidental and intentional introduction of non-native species into regions never before occupied by the species have resulted in the extinctio of numerous endemic species.</text:span></text:p>
        </text:list-item>
        <text:list-item>
          <text:p text:style-name="P9"><text:span text:style-name="Strong_20_Emphasis"><text:span text:style-name="T34">Pollution</text:span></text:span><text:span text:style-name="T31"> - </text:span></text:p>
        </text:list-item>
        <text:list-item>
          <text:p text:style-name="P9"><text:span text:style-name="Strong_20_Emphasis"><text:span text:style-name="T34">Over-Exploitation of Resources</text:span></text:span><text:span text:style-name="T31"> - Exploitation of wild populations for food has resulted in population crashes </text:span></text:p>
        </text:list-item>
        <text:list-item>
          <text:p text:style-name="P9"><text:span text:style-name="Strong_20_Emphasis"><text:span text:style-name="T34">Hunting, Poaching, Illegal Trade of Endangered Species</text:span></text:span><text:span text:style-name="T31"> - Some endangered species are targeted for their value on illegal markets.</text:span></text:p>
        </text:list-item>
      </text:list>
      <text:p text:style-name="P14"/>
      <text:p text:style-name="P14">AGRICULTUR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Helvetica Neue" svg:font-family="'Helvetica Neue', 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e Zecchini</meta:initial-creator>
    <meta:creation-date>2015-01-08T17:46:52.34</meta:creation-date>
    <dc:date>2015-01-08T18:18:12.81</dc:date>
    <dc:creator>Justine Zecchini</dc:creator>
    <meta:editing-duration>PT31M25S</meta:editing-duration>
    <meta:editing-cycles>4</meta:editing-cycles>
    <meta:generator>OpenOffice/4.1.1$Win32 OpenOffice.org_project/411m6$Build-9775</meta:generator>
    <meta:document-statistic meta:table-count="0" meta:image-count="0" meta:object-count="0" meta:page-count="2" meta:paragraph-count="29" meta:word-count="850" meta:character-count="5496"/>
  </office:meta>
</office:document-meta>
</file>